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02b" officeooo:paragraph-rsid="000fe02b"/>
    </style:style>
    <style:style style:name="P2" style:family="paragraph" style:parent-style-name="Standard">
      <style:text-properties officeooo:rsid="00112e9d" officeooo:paragraph-rsid="00112e9d"/>
    </style:style>
    <style:style style:name="P3" style:family="paragraph" style:parent-style-name="Standard">
      <style:text-properties officeooo:rsid="00112e9d" officeooo:paragraph-rsid="001585da"/>
    </style:style>
    <style:style style:name="P4" style:family="paragraph" style:parent-style-name="Standard">
      <style:text-properties officeooo:rsid="00121f44" officeooo:paragraph-rsid="00121f44"/>
    </style:style>
    <style:style style:name="P5" style:family="paragraph" style:parent-style-name="Standard">
      <style:text-properties officeooo:rsid="00121f44" officeooo:paragraph-rsid="0012a015"/>
    </style:style>
    <style:style style:name="P6" style:family="paragraph" style:parent-style-name="Standard">
      <style:text-properties officeooo:rsid="001585da" officeooo:paragraph-rsid="001585da"/>
    </style:style>
    <style:style style:name="P7" style:family="paragraph" style:parent-style-name="Standard">
      <style:text-properties officeooo:rsid="00178f59" officeooo:paragraph-rsid="00178f59"/>
    </style:style>
    <style:style style:name="P8" style:family="paragraph" style:parent-style-name="Standard">
      <style:text-properties officeooo:rsid="00178f59" officeooo:paragraph-rsid="0017c6f1"/>
    </style:style>
    <style:style style:name="P9" style:family="paragraph" style:parent-style-name="Standard">
      <style:text-properties officeooo:rsid="0017c6f1" officeooo:paragraph-rsid="0017c6f1"/>
    </style:style>
    <style:style style:name="P10" style:family="paragraph" style:parent-style-name="Standard">
      <style:text-properties officeooo:rsid="0017c6f1" officeooo:paragraph-rsid="00197dbf"/>
    </style:style>
    <style:style style:name="P11" style:family="paragraph" style:parent-style-name="Standard">
      <style:text-properties officeooo:rsid="001e7347" officeooo:paragraph-rsid="001e7347"/>
    </style:style>
    <style:style style:name="T1" style:family="text">
      <style:text-properties officeooo:rsid="001585da"/>
    </style:style>
    <style:style style:name="T2" style:family="text">
      <style:text-properties officeooo:rsid="0017c6f1"/>
    </style:style>
    <style:style style:name="T3" style:family="text">
      <style:text-properties officeooo:rsid="00194134"/>
    </style:style>
    <style:style style:name="T4" style:family="text">
      <style:text-properties officeooo:rsid="001a6f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tivity 2, is numbered at one since the first step was just to download the files </text:p>
      <text:p text:style-name="P7"/>
      <text:p text:style-name="P1">1. diff, &lt; means it was in the first one but not the second file, -c outputs number of copied text</text:p>
      <text:p text:style-name="P1"/>
      <text:p text:style-name="P1">2. wc, 15 lines, 692 characters</text:p>
      <text:p text:style-name="P2"/>
      <text:p text:style-name="P2">3.cut -f 1 -d ':' testPasswd.txt</text:p>
      <text:p text:style-name="P2">root</text:p>
      <text:p text:style-name="P2">daemon</text:p>
      <text:p text:style-name="P2">sys</text:p>
      <text:p text:style-name="P2">games</text:p>
      <text:p text:style-name="P2">mail</text:p>
      <text:p text:style-name="P2">www-data</text:p>
      <text:p text:style-name="P2">backup</text:p>
      <text:p text:style-name="P2">nobody</text:p>
      <text:p text:style-name="P2">syslog</text:p>
      <text:p text:style-name="P2">whoopsie</text:p>
      <text:p text:style-name="P2">user</text:p>
      <text:p text:style-name="P2">sshd</text:p>
      <text:p text:style-name="P2">ntp</text:p>
      <text:p text:style-name="P2">mysql</text:p>
      <text:p text:style-name="P2">vboxadd</text:p>
      <text:p text:style-name="P2"/>
      <text:p text:style-name="P2">cut -f 2,4 -d ' ' grades.txt</text:p>
      <text:p text:style-name="P2">LN HW1</text:p>
      <text:p text:style-name="P2">Slaven 1</text:p>
      <text:p text:style-name="P2">Eustathios 1</text:p>
      <text:p text:style-name="P2">Saša 0</text:p>
      <text:p text:style-name="P2">Gerard 1</text:p>
      <text:p text:style-name="P2">Babur 0</text:p>
      <text:p text:style-name="P2">Marin 0</text:p>
      <text:p text:style-name="P2">Marko 1</text:p>
      <text:p text:style-name="P2"/>
      <text:p text:style-name="P2">4.</text:p>
      <text:p text:style-name="P3"><text:s/><text:span text:style-name="T1">cut -f 1,3,4 -d ':' testPasswd.txt | sort -k 2 | sort -k 3 | uniq</text:span></text:p>
      <text:p text:style-name="P6">backup:34:2</text:p>
      <text:p text:style-name="P6">daemon:1:1</text:p>
      <text:p text:style-name="P6">games:5:2</text:p>
      <text:p text:style-name="P6">mail:8:5</text:p>
      <text:p text:style-name="P6">mysql:118:999</text:p>
      <text:p text:style-name="P6">nobody:65534:1337</text:p>
      <text:p text:style-name="P6">ntp:117:99</text:p>
      <text:p text:style-name="P6">root:0:0</text:p>
      <text:p text:style-name="P6">sshd:116:1337</text:p>
      <text:p text:style-name="P6">sys:3:1</text:p>
      <text:p text:style-name="P6">syslog:101:1000</text:p>
      <text:p text:style-name="P6">user:1000:1000</text:p>
      <text:p text:style-name="P6">vboxadd:999:1</text:p>
      <text:p text:style-name="P6">whoopsie:109:99</text:p>
      <text:p text:style-name="P6"><text:soft-page-break/>www-data:33:3</text:p>
      <text:p text:style-name="P6"/>
      <text:p text:style-name="P6"/>
      <text:p text:style-name="P5">5. sed 's/[a-z]//g' leetSpeak.txt &gt; leetSpeak2.txt</text:p>
      <text:p text:style-name="P5"><text:s text:c="4"/>sed 's/[0-9]//g' leetSpeak.txt &gt; leetSpeak2.txt</text:p>
      <text:p text:style-name="P5"><text:s text:c="4"/>sed 's/[a-z,0-9]/_/g' leetSpeak.txt &gt; leetSpeak2.txt</text:p>
      <text:p text:style-name="P5"/>
      <text:p text:style-name="P7"/>
      <text:p text:style-name="P7"><text:span text:style-name="T2">6</text:span>.</text:p>
      <text:p text:style-name="P8"><text:s text:c="4"/><text:span text:style-name="T2">ls -1 | awk '{print $1,$2}' | awk ‘{sum +=3 END {if (NR&gt;0) print sum/NR}’ grades.txt</text:span></text:p>
      <text:p text:style-name="P8"><text:s text:c="4"/><text:span text:style-name="T2">awk '{ sum += $3} END { if (NR &gt; 0) print sum / NR }' grades.txt</text:span></text:p>
      <text:p text:style-name="P9"/>
      <text:p text:style-name="P10">7. <text:span text:style-name="T4">Number of Phone Numbers: 770</text:span></text:p>
      <text:p text:style-name="P10"><text:s text:c="4"/><text:span text:style-name="T4">Boulder Phone Numbers: 192</text:span></text:p>
      <text:p text:style-name="P10"><text:span text:style-name="T3"><text:s text:c="4"/>Number of emails: 17706</text:span></text:p>
      <text:p text:style-name="P10"><text:s text:c="4"/><text:span text:style-name="T4">Government Emails: 60</text:span></text:p>
      <text:p text:style-name="P11"/>
      <text:p text:style-name="P5"><text:s text:c="4"/></text:p>
      <text:p text:style-name="P4"><text:s text:c="4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3:32:36.934168866</meta:creation-date>
    <dc:date>2017-09-13T19:42:50.516627643</dc:date>
    <meta:editing-duration>PT1H20M25S</meta:editing-duration>
    <meta:editing-cycles>8</meta:editing-cycles>
    <meta:generator>LibreOffice/5.2.2.2$Linux_X86_64 LibreOffice_project/20m0$Build-2</meta:generator>
    <meta:document-statistic meta:table-count="0" meta:image-count="0" meta:object-count="0" meta:page-count="2" meta:paragraph-count="57" meta:word-count="186" meta:character-count="1092" meta:non-whitespace-character-count="923"/>
  </office:meta>
</office:document-meta>
</file>